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54in" fo:margin-left="-0.0063in" fo:margin-right="0.3132in" table:align="margins"/>
    </style:style>
    <style:style style:name="Table17.A" style:family="table-column">
      <style:table-column-properties style:column-width="1.459in" style:rel-column-width="14975*"/>
    </style:style>
    <style:style style:name="Table17.B" style:family="table-column">
      <style:table-column-properties style:column-width="1.7618in" style:rel-column-width="18083*"/>
    </style:style>
    <style:style style:name="Table17.C" style:family="table-column">
      <style:table-column-properties style:column-width="3.1646in" style:rel-column-width="3247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3" style:family="table-row">
      <style:table-row-properties style:min-row-height="0.991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style:font-name="Courier New1"/>
    </style:style>
    <style:style style:name="T1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imebox</text:h>
      <text:p text:style-name="Text_20_body"><draw:frame draw:style-name="fr1" draw:name="graphics1" text:anchor-type="paragraph" svg:width="1.7701in" svg:height="0.7138in" draw:z-index="1"><draw:image xlink:href="../images/timeBox-jeff.png" xlink:type="simple" xlink:show="embed" xlink:actuate="onLoad" draw:filter-name="&lt;All formats&gt;"/></draw:frame>Timebox is composed of 2 span, an input box and an image.</text:p>
      <text:h text:style-name="Heading_20_3" text:outline-level="3">Input Box</text:h>
      <text:p text:style-name="Standard"><draw:frame draw:style-name="fr2" draw:name="graphics110" text:anchor-type="paragraph" svg:y="0.0173in" svg:width="5.2382in" svg:height="1.7819in" draw:z-index="0"><draw:image xlink:href="../images/timeBox-des-Jeff.pn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The outline of timbox</text:p>
          </table:table-cell>
          <table:table-cell table:style-name="Table17.C2" office:value-type="string">
            <text:p text:style-name="Table_20_Contents"><text:span text:style-name="Source_20_Text"><text:span text:style-name="T1">background:#FFFFFF url(/zk3.0.1/zkau/web/zul/img/grid/text-bg.gif) </text:span></text:span></text:p>
            <text:p text:style-name="Table_20_Contents"><text:span text:style-name="Source_20_Text"><text:span text:style-name="T1">repeat-x scroll 0pt;</text:span></text:span></text:p>
            <text:p text:style-name="P5">border:1px solid #7F9DB9;</text:p>
            <text:p text:style-name="Table_20_Contents"><text:span text:style-name="Source_20_Text"/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span.rbtnbk</text:span></text:p>
          </table:table-cell>
          <table:table-cell table:style-name="Table17.A2" office:value-type="string">
            <text:p text:style-name="P1">Button at the right edge</text:p>
          </table:table-cell>
          <table:table-cell table:style-name="Table17.C2" office:value-type="string">
            <text:p text:style-name="P1"><text:span text:style-name="Source_20_Text">background-image:url(/zk3.0.1/zkau/web/zul/img/btnbk.gif);</text:span></text:p>
            <text:p text:style-name="P1"><text:span text:style-name="Source_20_Text">background-repeat:no-repeat;</text:span></text:p>
            <text:p text:style-name="P1"><text:span text:style-name="Source_20_Text">border-color:#7F9DB9 rgb(127, 157, 185) rgb(127, 157, 185);</text:span></text:p>
            <text:p text:style-name="P1"><text:span text:style-name="Source_20_Text">border-style:solid solid solid none;</text:span></text:p>
            <text:p text:style-name="P1"><text:span text:style-name="Source_20_Text">border-width:1px 1px 1px medium;</text:span></text:p>
          </table:table-cell>
        </table:table-row>
      </table:table>
      <text:p text:style-name="Standard"/>
      <text:p text:style-name="Heading_20_4">Customize the Button</text:p>
      <text:p text:style-name="Text_20_body_20_indent_20_2">The way to customize the button of combobox is to disable the image and change color as follows.</text:p>
      <text:p text:style-name="Text_20_body"><draw:frame draw:style-name="fr3" draw:name="graphics410" text:anchor-type="paragraph" svg:y="0.1563in" svg:width="0.8543in" svg:height="0.2862in" draw:z-index="2"><draw:image xlink:href="../images/custom_timeBox-jeff.png" xlink:type="simple" xlink:show="embed" xlink:actuate="onLoad" draw:filter-name="&lt;All formats&gt;"/></draw:frame> <text:s text:c="3"/><text:tab/></text:p>
      <text:p text:style-name="Code_20_Indent_20_2">span.rbtnbk{</text:p>
      <text:p text:style-name="Code_20_Indent_20_2"><text:tab/>background-image:url();</text:p>
      <text:p text:style-name="Code_20_Indent_20_2"><text:tab/>background-color:pink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1-21T12:23:40</dc:date>
    <dc:language>en-US</dc:language>
    <meta:editing-cycles>16</meta:editing-cycles>
    <meta:editing-duration>PT1H21M38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25" meta:word-count="125" meta:character-count="746"/>
  </office:meta>
</office:document-meta>
</file>